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17.46pt" svg:height="270.17pt" svg:x="347.81pt" svg:y="188.67pt">
            <draw:object draw:notify-on-update-of-ranges="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019" calcext:value-type="float">
            <text:p>1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/00/0000</text:date>, <text:time style:data-style-name="N2" text:time-value="22:23:47.133299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2:06:30.168113736</meta:creation-date>
    <dc:date>2018-01-02T22:25:10.575026603</dc:date>
    <meta:editing-duration>PT13M47S</meta:editing-duration>
    <meta:editing-cycles>3</meta:editing-cycles>
    <meta:generator>LibreOffice/5.4.4.2$Linux_X86_64 LibreOffice_project/4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28cm" svg:height="9.532cm" xlink:href=".." xlink:type="simple" chart:class="chart:bar" chart:style-name="ch1">
        <chart:plot-area chart:style-name="ch2" table:cell-range-address="Sheet1.A1:Sheet1.B9" chart:data-source-has-labels="both" svg:x="1.268cm" svg:y="0.19cm" svg:width="13.166cm" svg:height="8.208cm">
          <chartooo:coordinate-region svg:x="2.496cm" svg:y="0.19cm" svg:width="11.938cm" svg:height="6.117cm"/>
          <chart:axis chart:dimension="x" chart:name="primary-x" chart:style-name="ch3" chartooo:axis-type="auto">
            <chartooo:date-scale/>
            <chart:title svg:x="7.032cm" svg:y="8.589cm" chart:style-name="ch4">
              <text:p>Categories</text:p>
            </chart:title>
            <chart:categories table:cell-range-address="Sheet1.A2:Sheet1.A9"/>
          </chart:axis>
          <chart:axis chart:dimension="y" chart:name="primary-y" chart:style-name="ch5">
            <chart:title svg:x="0.451cm" svg:y="5.611cm" chart:style-name="ch6">
              <text:p>Number of articles</text:p>
            </chart:title>
            <chart:grid chart:style-name="ch7" chart:class="major"/>
          </chart:axis>
          <chart:series chart:style-name="ch8" chart:values-cell-range-address="Sheet1.B2:Sheet1.B9" chart:label-cell-address="Sheet1.B1:Sheet1.B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icl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national</text:p>
                <draw:g>
                  <svg:desc>Sheet1.A2:Sheet1.A9</svg:desc>
                </draw:g>
              </table:table-cell>
              <table:table-cell office:value-type="float" office:value="10996">
                <text:p>10996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Economics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1019">
                <text:p>1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